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68292573056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868271271616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868293293360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868293294176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868293295040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868293296096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868293297296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868293298272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868293299248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868293300144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868293301120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868293296832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868293302800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868293303776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868293304752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868293305728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868293306704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868293307952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868293308928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868293309904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868293310880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868293311856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868293312832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868293313808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868293314784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868293315760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868293316736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868293317712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868293318688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868293319664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868293320640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868293321616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22592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07600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24272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25248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4868293326224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27200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28176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29152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0128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1104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2080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5120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6096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7072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8048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39024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40000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868293340976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1-31T17:00:09.594238619</dc:date>
    <meta:editing-duration>PT15H43M35S</meta:editing-duration>
    <meta:editing-cycles>27</meta:editing-cycles>
    <meta:generator>LibreOffice/7.1.7.2$Linux_X86_64 LibreOffice_project/10$Build-2</meta:generator>
    <meta:document-statistic meta:table-count="1" meta:image-count="0" meta:object-count="0" meta:page-count="2" meta:paragraph-count="110" meta:word-count="204" meta:character-count="1154" meta:non-whitespace-character-count="1057"/>
  </office:meta>
</office:document-meta>
</file>